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26"/>SNU developer log day 426</text:h>
      <text:p text:style-name="P1">Today was a really rough day for me. My mood is really beginning to go down after being cooped up for a month. I have canceled updates for today due to how distracted I have been. I have been really low functional all day today, and I just couldn't bring myself to update SNU past documentation. I worked on a different project in my focused time today, all that was held off was an update to the Internet museum, and 3D printing areas. I likely needed this off day to recuperate.</text:p>
      <text:p text:style-name="P1">I have also began to spell check on notepad++ I don't know why I didn't do this before, other than fears of it auto-replacing words in the wrong spots. Due to my fast 2 finger typing, I seem to make frequent errors when typing on notepad++ but when using LibreOffice, I keep it a lot neater. There seems to have been at least 2 spelling errors in most entries lately, hopefully I van fix that now. I will try a lot harder to do something tomorrow, since it is April 1st, and I will put out a much better April Fools joke compared to last years. Slightly longer TL;DR: Updates canceled for the day, it is hard being cooped up today, even though I got to work early, I worked on a different project and lost functionality. SNU was not updated.</text:p>
      <text:p text:style-name="P1">Sean Patrick Myrick on March 31st 202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07:05.757000000</meta:creation-date>
    <dc:date>2020-04-01T17:09:31.646000000</dc:date>
    <meta:editing-duration>PT2M26S</meta:editing-duration>
    <meta:editing-cycles>1</meta:editing-cycles>
    <meta:document-statistic meta:table-count="0" meta:image-count="0" meta:object-count="0" meta:page-count="1" meta:paragraph-count="4" meta:word-count="244" meta:character-count="1284" meta:non-whitespace-character-count="1044"/>
    <meta:generator>LibreOffice/6.1.2.1$Windows_X86_64 LibreOffice_project/65905a128db06ba48db947242809d14d3f9a93fe</meta:generator>
  </office:meta>
</office:document-meta>
</file>